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swiss"/>
    <style:font-face style:name="Footlight MT Light" svg:font-family="'Footlight MT Light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1pt" officeooo:paragraph-rsid="0002d4bb" style:font-size-asian="11pt" style:font-size-complex="11pt"/>
    </style:style>
    <style:style style:name="P2" style:family="paragraph" style:parent-style-name="Standard">
      <style:paragraph-properties fo:text-align="justify" style:justify-single-word="false" fo:orphans="0" fo:widows="0"/>
      <style:text-properties style:font-name="Calibri" officeooo:rsid="001edb9f" officeooo:paragraph-rsid="00036be6"/>
    </style:style>
    <style:style style:name="P3" style:family="paragraph" style:parent-style-name="Standard">
      <style:text-properties style:use-window-font-color="true" style:font-name="Calibri" fo:font-size="11pt" fo:language="fr" fo:country="FR" style:text-underline-style="none" fo:font-weight="normal" officeooo:rsid="001a1eae" officeooo:paragraph-rsid="0004b16e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1pt" officeooo:paragraph-rsid="0002d4bb" style:font-size-asian="11pt"/>
    </style:style>
    <style:style style:name="P5" style:family="paragraph" style:parent-style-name="Subtitle">
      <style:paragraph-properties fo:margin-top="0cm" fo:margin-bottom="0cm" loext:contextual-spacing="false"/>
      <style:text-properties fo:font-variant="normal" fo:text-transform="none" style:font-name="Arial" fo:font-size="13pt" fo:font-style="normal" fo:font-weight="bold" style:font-size-asian="13pt" style:font-style-asian="normal" style:font-weight-asian="bold" style:font-name-complex="Arial" style:font-size-complex="13pt"/>
    </style:style>
    <style:style style:name="P6" style:family="paragraph" style:parent-style-name="Subtitle">
      <style:paragraph-properties fo:margin-top="0cm" fo:margin-bottom="0cm" loext:contextual-spacing="false"/>
      <style:text-properties fo:font-variant="normal" fo:text-transform="none" style:font-name="Calibri" fo:font-size="13pt" fo:font-style="normal" fo:font-weight="bold" style:font-size-asian="13pt" style:font-style-asian="normal" style:font-weight-asian="bold" style:font-name-complex="Arial" style:font-size-complex="13pt"/>
    </style:style>
    <style:style style:name="P7" style:family="paragraph" style:parent-style-name="texte">
      <style:text-properties fo:font-size="11pt" style:font-size-asian="11pt"/>
    </style:style>
    <style:style style:name="P8" style:family="paragraph" style:parent-style-name="texte">
      <style:paragraph-properties fo:text-align="center" style:justify-single-word="false"/>
      <style:text-properties fo:font-size="11pt" style:font-size-asian="11pt"/>
    </style:style>
    <style:style style:name="P9" style:family="paragraph" style:parent-style-name="texte">
      <style:text-properties style:use-window-font-color="true" style:font-name="Calibri" fo:font-size="11pt" fo:language="fr" fo:country="FR" style:text-underline-style="none" fo:font-weight="normal" officeooo:rsid="001a1eae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10" style:family="paragraph" style:parent-style-name="texte">
      <style:paragraph-properties fo:text-align="end" style:justify-single-word="false"/>
      <style:text-properties style:use-window-font-color="true" style:font-name="Calibri" fo:font-size="11pt" fo:language="fr" fo:country="FR" style:text-underline-style="none" fo:font-weight="normal" officeooo:rsid="001a1eae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Calibri" fo:font-size="11pt" officeooo:paragraph-rsid="00036be6" style:font-size-asian="11pt" style:font-size-complex="11pt"/>
    </style:style>
    <style:style style:name="P12" style:family="paragraph" style:parent-style-name="Normal">
      <style:paragraph-properties fo:text-align="justify" style:justify-single-word="false"/>
      <style:text-properties style:font-name="Calibri" officeooo:paragraph-rsid="00036be6"/>
    </style:style>
    <style:style style:name="P13" style:family="paragraph" style:parent-style-name="Normal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libri" officeooo:paragraph-rsid="00036be6" fo:hyphenate="false" fo:hyphenation-remain-char-count="2" fo:hyphenation-push-char-count="2" loext:hyphenation-no-caps="false"/>
    </style:style>
    <style:style style:name="P14" style:family="paragraph" style:parent-style-name="Normal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libri" fo:letter-spacing="-0.005cm" officeooo:paragraph-rsid="00036be6" fo:hyphenate="false" fo:hyphenation-remain-char-count="2" fo:hyphenation-push-char-count="2" loext:hyphenation-no-caps="false"/>
    </style:style>
    <style:style style:name="P15" style:family="paragraph" style:parent-style-name="Normal">
      <style:paragraph-properties fo:text-align="justify" style:justify-single-word="false"/>
      <style:text-properties style:font-name="Calibri" fo:font-size="11pt" officeooo:rsid="00036be6" officeooo:paragraph-rsid="00036be6" style:font-size-asian="11pt" style:font-size-complex="11pt"/>
    </style:style>
    <style:style style:name="P16" style:family="paragraph" style:parent-style-name="Titre5">
      <style:text-properties fo:color="#000000" style:font-name="Calibri" fo:font-size="11pt" fo:font-weight="normal" style:font-size-asian="11pt" style:font-weight-asian="normal" style:font-name-complex="Times New Roman" style:font-size-complex="13pt"/>
    </style:style>
    <style:style style:name="P17" style:family="paragraph" style:parent-style-name="Titre5">
      <style:text-properties fo:color="#000000" style:font-name="Calibri" fo:font-size="11pt" fo:language="fr" fo:country="BE" style:text-underline-style="solid" style:text-underline-width="auto" style:text-underline-color="font-color" fo:font-weight="normal" style:font-size-asian="11pt" style:font-weight-asian="normal" style:font-name-complex="Times New Roman" style:font-weight-complex="bold"/>
    </style:style>
    <style:style style:name="P18" style:family="paragraph" style:parent-style-name="Titre5">
      <style:text-properties style:font-name="Calibri" style:text-underline-style="none" fo:font-weight="bold" officeooo:paragraph-rsid="00036be6" style:font-weight-asian="bold" style:font-weight-complex="bold"/>
    </style:style>
    <style:style style:name="P19" style:family="paragraph" style:parent-style-name="Titre5">
      <style:text-properties style:font-name="Calibri" style:text-underline-style="none" fo:font-weight="bold" officeooo:rsid="00036be6" officeooo:paragraph-rsid="00036be6" style:font-weight-asian="bold" style:font-weight-complex="bold"/>
    </style:style>
    <style:style style:name="P20" style:family="paragraph" style:parent-style-name="UrbanTitle2">
      <style:text-properties style:font-name="Arial" fo:font-size="11pt" style:text-underline-style="none" fo:font-weight="normal" officeooo:paragraph-rsid="0004b16e" style:font-size-asian="11pt" style:font-weight-asian="normal" style:font-size-complex="11pt" style:font-weight-complex="normal"/>
    </style:style>
    <style:style style:name="P21" style:family="paragraph" style:parent-style-name="UrbanTitle2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Arial" fo:font-size="11pt" fo:letter-spacing="-0.005cm" style:text-underline-style="none" fo:font-weight="normal" officeooo:paragraph-rsid="0004b16e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2" style:family="paragraph" style:parent-style-name="UrbanTitle2">
      <style:text-properties style:use-window-font-color="true" style:font-name="Calibri" fo:font-size="11pt" fo:language="fr" fo:country="FR" style:text-underline-style="none" fo:font-weight="normal" officeooo:rsid="001a1eae" officeooo:paragraph-rsid="0004b16e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23" style:family="paragraph" style:parent-style-name="UrbanTitle2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style:use-window-font-color="true" style:font-name="Calibri" fo:font-size="11pt" fo:language="fr" fo:country="FR" style:text-underline-style="none" fo:font-weight="normal" officeooo:rsid="001a1eae" officeooo:paragraph-rsid="0004b16e" style:font-name-asian="Times New Roman" style:font-size-asian="11pt" style:font-weight-asian="normal" style:font-name-complex="Times New Roman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4" style:family="paragraph" style:parent-style-name="Titre5">
      <style:text-properties fo:color="#000000" style:font-name="Calibri" fo:font-size="11pt" fo:language="fr" fo:country="BE" style:text-underline-style="none" fo:font-weight="normal" officeooo:rsid="00036be6" style:font-name-asian="Times New Roman" style:font-size-asian="11pt" style:font-weight-asian="normal" style:font-name-complex="Times New Roman" style:font-size-complex="10pt" style:language-complex="ar" style:country-complex="SA" style:font-weight-complex="bold"/>
    </style:style>
    <style:style style:name="P25" style:family="paragraph" style:parent-style-name="Subtitle" style:master-page-name="Standard">
      <style:paragraph-properties fo:margin-top="0cm" fo:margin-bottom="0cm" loext:contextual-spacing="false" fo:text-align="start" style:justify-single-word="false" style:page-number="auto"/>
      <style:text-properties fo:font-variant="normal" fo:text-transform="none" style:font-name="Arial" fo:font-style="normal" fo:font-weight="bold" style:font-style-asian="normal" style:font-weight-asian="bold" style:font-name-complex="Arial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8" style:family="paragraph">
      <style:paragraph-properties fo:text-align="justify">
        <style:tab-stops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36be6" style:font-size-asian="11pt" style:font-size-complex="11pt"/>
    </style:style>
    <style:style style:name="T3" style:family="text">
      <style:text-properties fo:font-size="11pt" officeooo:rsid="00134bda" style:font-size-asian="11pt" style:font-size-complex="11pt"/>
    </style:style>
    <style:style style:name="T4" style:family="text">
      <style:text-properties fo:font-size="11pt" officeooo:rsid="00036be6" fo:background-color="#ffff00" loext:char-shading-value="0" style:font-size-asian="11pt" style:font-size-complex="11pt"/>
    </style:style>
    <style:style style:name="T5" style:family="text">
      <style:text-properties style:font-name="Arial" fo:font-weight="bold" style:font-name-asian="Footlight MT Light" style:font-weight-asian="bold" style:font-name-complex="Footlight MT Light" style:font-size-complex="11pt"/>
    </style:style>
    <style:style style:name="T6" style:family="text">
      <style:text-properties style:font-name="Arial" fo:font-style="normal" fo:font-weight="normal" style:font-name-asian="Footlight MT Light" style:font-style-asian="normal" style:font-weight-asian="normal" style:font-name-complex="Footlight MT Light" style:font-size-complex="11pt" style:font-style-complex="normal" style:font-weight-complex="normal"/>
    </style:style>
    <style:style style:name="T7" style:family="text">
      <style:text-properties fo:color="#000000" fo:font-size="11pt" fo:language="fr" fo:country="BE" officeooo:rsid="00036be6" style:font-name-asian="Times New Roman" style:font-size-asian="11pt" style:font-name-complex="Times New Roman" style:font-size-complex="10pt" style:language-complex="ar" style:country-complex="SA"/>
    </style:style>
    <style:style style:name="T8" style:family="text">
      <style:text-properties fo:color="#000000" fo:font-size="11pt" fo:language="fr" fo:country="BE" style:font-size-asian="11pt" style:font-name-complex="Times New Roman"/>
    </style:style>
    <style:style style:name="T9" style:family="text">
      <style:text-properties fo:text-transform="uppercase" style:font-name="Arial" fo:font-size="11pt" fo:font-style="italic" fo:font-weight="normal" style:font-size-asian="11pt" style:font-style-asian="italic" style:font-weight-asian="normal" style:font-name-complex="Arial" style:font-size-complex="11pt"/>
    </style:style>
    <style:style style:name="T10" style:family="text">
      <style:text-properties fo:text-transform="uppercase"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use-window-font-color="true" style:font-name="Arial" fo:language="fr" fo:country="FR" fo:font-style="normal" fo:font-weight="normal" officeooo:rsid="0005dc64" style:font-name-asian="Footlight MT Light" style:font-style-asian="normal" style:font-weight-asian="normal" style:font-name-complex="Footlight MT Light" style:font-size-complex="11pt" style:language-complex="ar" style:country-complex="SA" style:font-style-complex="normal" style:font-weight-complex="normal"/>
    </style:style>
    <style:style style:name="T12" style:family="text">
      <style:text-properties style:use-window-font-color="true" style:font-name-complex="Times"/>
    </style:style>
    <style:style style:name="T13" style:family="text">
      <style:text-properties style:use-window-font-color="true" fo:font-style="normal" style:font-style-asian="normal" style:font-name-complex="Times" style:font-style-complex="normal"/>
    </style:style>
    <style:style style:name="T14" style:family="text">
      <style:text-properties style:use-window-font-color="true" fo:language="fr" fo:country="BE" style:font-name-complex="Calibri1"/>
    </style:style>
    <style:style style:name="T15" style:family="text">
      <style:text-properties fo:font-size="12pt" officeooo:rsid="00036be6" style:font-size-asian="12pt"/>
    </style:style>
    <style:style style:name="T16" style:family="text">
      <style:text-properties officeooo:rsid="000abf83"/>
    </style:style>
    <style:style style:name="T17" style:family="text">
      <style:text-properties officeooo:rsid="001687cf"/>
    </style:style>
    <style:style style:name="T18" style:family="text">
      <style:text-properties officeooo:rsid="0014df58"/>
    </style:style>
    <style:style style:name="T19" style:family="text">
      <style:text-properties officeooo:rsid="0004b16e"/>
    </style:style>
    <style:style style:name="T20" style:family="text">
      <style:text-properties officeooo:rsid="0020612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1"><text:span text:style-name="T9"><office:annotation><dc:creator>Gauthier Bastien</dc:creator><dc:date>2011-01-13T14:56:41</dc:date><text:p text:style-name="P26">do text</text:p><text:p text:style-name="P26">from document(at=header, format='odt')</text:p></office:annotation></text:span><text:span text:style-name="T10">Import depuis header.odt</text:span></text:p>
      <text:p text:style-name="P5"/>
      <text:p text:style-name="P6">Procès-verbal de clôture d’enquête publique concernant une demande de permis d'urbanisme</text:p>
      <text:p text:style-name="P16"/>
      <text:p text:style-name="P24"/>
      <text:p text:style-name="P18"><text:span text:style-name="T7">Ref. : </text:span><text:span text:style-name="T8"><text:text-input text:description="">licence.reference</text:text-input></text:span></text:p>
      <text:p text:style-name="P19"><text:span text:style-name="T8">Objet : </text:span><text:span text:style-name="T8"><text:text-input text:description="">licence.licenceSubject</text:text-input></text:span></text:p>
      <text:p text:style-name="P19"><text:span text:style-name="T8">Demandeurs : </text:span><text:span text:style-name="T8"><text:text-input text:description="">licence.getApplicantsSignaletic(withaddress=True)</text:text-input></text:span></text:p>
      <text:p text:style-name="P19"><text:span text:style-name="T8">Adresse des travaux : </text:span><text:span text:style-name="T8"><text:text-input text:description="">licence.getWorkLocationSignaletic()</text:text-input></text:span></text:p>
      <text:p text:style-name="P19"><text:span text:style-name="T8">Cadastré : </text:span><text:span text:style-name="T8"><text:text-input text:description="">licence.getPortionOutsText()</text:text-input></text:span></text:p>
      <text:p text:style-name="P17"/>
      <text:p text:style-name="P12">Le Collège Communal représenté par <text:s/><text:span text:style-name="T4">XXX</text:span>, Bourgmestre et <text:span text:style-name="T4">XXX</text:span>, Directeur général,</text:p>
      <text:p text:style-name="P12"/>
      <text:p text:style-name="P12">a procédé en séance publique au jour et à l’heure, repris dans ses publications, à la clôture de l’enquête publique concernant la requête précitée.</text:p>
      <text:p text:style-name="P12"/>
      <text:p text:style-name="P12">Constatant que la publicité requise a été donnée, comme d’usage, à cette requête, par publication et affichage aux endroits prescrits d’un avis d’enquête et de la mise à la disposition au public du dossier ;</text:p>
      <text:p text:style-name="P12"/>
      <text:p text:style-name="P11"><text:span text:style-name="T12"><office:annotation><dc:creator>Auteur inconnu</dc:creator><dc:date>2022-02-07T14:27:22.118045403</dc:date><text:p text:style-name="P29">do text if len(licence_helper.getLastInquiry().getClaimants()) == 0 and len(licence_helper.getLastAnnouncement().getClaimants()) == 0</text:p></office:annotation></text:span><text:span text:style-name="T13">Attendu qu’aucune observation, ni verbale ni écrite, n’a été formulée ;</text:span></text:p>
      <text:p text:style-name="P15"/>
      <text:p text:style-name="P2"><text:span text:style-name="T15"><office:annotation><dc:creator>Auteur inconnu</dc:creator><dc:date>2022-07-12T14:29:10.655130851</dc:date><text:p text:style-name="P27"><text:span text:style-name="T21">do text if len(licence_helper.getLastInquiry().getClaimants()) &gt; 0</text:span></text:p></office:annotation></text:span><text:span text:style-name="T15"><text:s/></text:span><text:span text:style-name="T15"><office:annotation><dc:creator>Auteur inconnu</dc:creator><dc:date>2022-07-11T15:04:15.541101413</dc:date><text:p text:style-name="P29"><text:span text:style-name="T23">do text if len(licence_helper.getLastInquiry().getClaimants()) &gt; 0</text:span></text:p></office:annotation></text:span><text:span text:style-name="T2">Considérant qu'il y a eu</text:span><text:span text:style-name="T3"> </text:span><text:span text:style-name="T1"><text:text-input text:description="">len(licence_helper.getLastInquiry().getClaimants())</text:text-input></text:span><text:span text:style-name="T1"><text:s/></text:span><text:span text:style-name="T2">réclamations ;</text:span></text:p>
      <text:p text:style-name="P12"/>
      <text:p text:style-name="P13"><office:annotation><dc:creator>Auteur inconnu</dc:creator><dc:date>2022-05-17T12:03:22.538948083</dc:date><text:p text:style-name="P30"><text:span text:style-name="T23">do text for claim in <text:s/>licence_helper.getLastInquiry().getClaimants()</text:span></text:p></office:annotation>- <text:text-input text:description="">claim.getName1()</text:text-input><text:s/><text:text-input text:description="">claim.getName2()</text:text-input><text:span text:style-name="T16"><text:s/>d</text:span><text:span text:style-name="T17">omicilié </text:span><text:span text:style-name="T16"><text:text-input text:description="">claim.getStreet()</text:text-input></text:span><text:span text:style-name="T16">, </text:span><text:span text:style-name="T16"><text:text-input text:description="">claim.getNumber()</text:text-input></text:span><text:span text:style-name="T16"><text:s/></text:span><text:span text:style-name="T17">à </text:span><text:span text:style-name="T16"><text:text-input text:description="">claim.getCity()</text:text-input></text:span><text:span text:style-name="T16"><text:s/></text:span><text:span text:style-name="T16"><text:text-input text:description="">claim.getZipcode()</text:text-input></text:span><text:span text:style-name="T16"><text:s/></text:span><text:span text:style-name="T17">Date de la réclamation : </text:span><text:span text:style-name="T16"><text:text-input text:description="">claim.display_date('claimDate', custom_format='%d/%m/%y')</text:text-input></text:span><text:span text:style-name="T16"><text:s/></text:span><text:span text:style-name="T18">Type de réclamation :</text:span><text:span text:style-name="T16"><text:text-input text:description="">claim.claimType</text:text-input></text:span></text:p>
      <text:p text:style-name="P20"/>
      <text:p text:style-name="P20"><office:annotation><dc:creator>Auteur inconnu</dc:creator><dc:date>2022-05-09T09:28:54.696737550</dc:date><text:p text:style-name="P29"><text:span text:style-name="T22">do text if licence_helper.getLastInquiry().getNumberOfPetition() == 1</text:span></text:p></office:annotation>Considérant qu’une pétition de <text:span text:style-name="T14"><text:text-input text:description="">licence_helper.getLastInquiry().getNumberOfSignature()</text:text-input></text:span><text:span text:style-name="T14"><text:s/></text:span><text:s/>signatures a été introduite ;</text:p>
      <text:p text:style-name="P21"><office:annotation><dc:creator>Auteur inconnu</dc:creator><dc:date>2022-05-09T09:28:54.696737550</dc:date><text:p text:style-name="P28"><text:span text:style-name="T22">do text if licence_helper.getLastInquiry().getNumberOfPetition() &gt; 1</text:span></text:p></office:annotation>Considérant qu<text:span text:style-name="T20">e </text:span><text:span text:style-name="T14"><text:text-input text:description="">licence_helper.getLastINquiry().getNumberOfPetition()</text:text-input></text:span><text:span text:style-name="T14"><text:s/></text:span>pétition<text:span text:style-name="T20">s</text:span> de <text:span text:style-name="T14"><text:text-input text:description="">licence_helper.getLastInquiry().getNumberOfSignature()</text:text-input></text:span><text:span text:style-name="T14"><text:s/></text:span><text:s/>signatures <text:span text:style-name="T19">ont</text:span> été introduite<text:span text:style-name="T19">s</text:span> ;</text:p>
      <text:p text:style-name="P14"/>
      <text:p text:style-name="P3">Considérant que l'enquête publique a été réalisée conformément aux dispositions du CoDT ;</text:p>
      <text:p text:style-name="P22"/>
      <text:p text:style-name="P23">DECLARE avoir clos l'enquête publique.</text:p>
      <text:p text:style-name="P10"/>
      <text:p text:style-name="P10">Fait à , le <text:text-input text:description="">event.eventDate</text:text-input>.</text:p>
      <text:p text:style-name="P9"/>
      <text:p text:style-name="P8"/>
      <text:p text:style-name="P7"/>
      <text:p text:style-name="P4"><text:span text:style-name="T5"><office:annotation><dc:creator>Gauthier Bastien</dc:creator><dc:date>2011-01-13T14:56:41</dc:date><text:p text:style-name="P26">do text</text:p><text:p text:style-name="P26">from document(at=signatures, format='odt')</text:p></office:annotation></text:span><text:span text:style-name="T6">Import depuis </text:span><text:span text:style-name="T11">signatures</text:span><text:span text:style-name="T6">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swiss"/>
    <style:font-face style:name="Footlight MT Light" svg:font-family="'Footlight MT Light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B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fo:font-style="italic" style:font-size-asian="11pt" style:font-style-asian="italic" style:font-size-complex="10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ootnote" style:family="paragraph" style:parent-style-name="Standard" style:class="extra">
      <style:paragraph-properties style:text-autospace="none" style:punctuation-wrap="simpl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Subtitle" style:family="paragraph" style:parent-style-name="Heading_20_1" style:next-style-name="Heading_20_1" style:default-outline-level="" style:list-style-name="" style:class="chapter">
      <style:paragraph-properties fo:margin-top="0cm" fo:margin-bottom="0.7cm" loext:contextual-spacing="false" fo:text-align="center" style:justify-single-word="false" fo:keep-with-next="auto" style:text-autospace="none" style:punctuation-wrap="simple"/>
      <style:text-properties fo:text-transform="uppercase" style:font-name="Helvetica" fo:font-family="Helvetica" style:font-family-generic="swiss" style:font-pitch="variable" fo:font-size="14pt" fo:font-style="italic" fo:font-weight="normal" style:letter-kerning="false" style:font-size-asian="14pt" style:font-style-asian="italic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exte" style:family="paragraph">
      <style:paragraph-properties fo:text-align="justify" style:justify-single-word="false" fo:orphans="2" fo:widows="2" style:text-autospace="none" style:punctuation-wrap="simpl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itre6" style:family="paragraph">
      <style:paragraph-properties fo:orphans="2" fo:widows="2" style:text-autospace="none" style:punctuation-wrap="simple"/>
      <style:text-properties style:use-window-font-color="true" style:font-name="Helvetica" fo:font-family="Helvetica" style:font-family-generic="swiss" style:font-pitch="variable" fo:font-size="10pt" fo:language="fr" fo:country="FR" fo:font-style="italic" style:font-name-asian="Times New Roman" style:font-family-asian="'Times New Roman'" style:font-family-generic-asian="roman" style:font-pitch-asian="variable" style:font-size-asian="10pt" style:font-style-asian="italic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Titre5" style:family="paragraph">
      <style:paragraph-properties fo:orphans="2" fo:widows="2" style:text-autospace="none" style:punctuation-wrap="simple"/>
      <style:text-properties fo:color="#000000" style:font-name="Helvetica" fo:font-family="Helvetic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orphans="0" fo:widows="0" fo:hyphenation-ladder-count="no-limit" style:text-autospace="none"/>
      <style:text-properties fo:font-size="11pt" style:font-size-asian="11pt" style:font-size-complex="11pt" fo:hyphenate="false" fo:hyphenation-remain-char-count="2" fo:hyphenation-push-char-count="2" loext:hyphenation-no-caps="false"/>
    </style:style>
    <style:style style:name="UrbanTitle" style:family="paragraph" style:parent-style-name="Standard" style:default-outline-level="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WW8Num1z0" style:family="text">
      <style:text-properties style:font-name="Times New Roman" fo:font-family="'Times New Roman'" style:font-family-generic="roman" style:font-pitch="variable" fo:font-size="7pt" style:font-size-asian="7pt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7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text"/>
    <style:style style:name="WW8Num12z0" style:family="text">
      <style:text-properties style:font-name="Times New Roman" fo:font-family="'Times New Roman'" style:font-family-generic="roman" style:font-pitch="variable" fo:font-size="16pt" style:font-size-asian="16pt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text-scale="84%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896cm" fo:text-indent="-0.448cm" fo:margin-left="0.896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187cm" fo:text-indent="-0.635cm" fo:margin-left="1.187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2.457cm" fo:text-indent="-0.635cm" fo:margin-left="2.457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27cm" fo:text-indent="-0.635cm" fo:margin-left="3.727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4.997cm" fo:text-indent="-0.635cm" fo:margin-left="4.997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267cm" fo:text-indent="-0.635cm" fo:margin-left="6.267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7.537cm" fo:text-indent="-0.635cm" fo:margin-left="7.537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8.807cm" fo:text-indent="-0.635cm" fo:margin-left="8.807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077cm" fo:text-indent="-0.635cm" fo:margin-left="10.0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98cm" fo:text-indent="-0.649cm" fo:margin-left="1.898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38cm" fo:text-indent="-0.635cm" fo:margin-left="4.438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708cm" fo:text-indent="-0.635cm" fo:margin-left="5.70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978cm" fo:text-indent="-0.635cm" fo:margin-left="6.97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48cm" fo:text-indent="-0.635cm" fo:margin-left="8.248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518cm" fo:text-indent="-0.635cm" fo:margin-left="9.51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788cm" fo:text-indent="-0.635cm" fo:margin-left="10.78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58cm" fo:text-indent="-0.635cm" fo:margin-left="12.058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328cm" fo:text-indent="-0.635cm" fo:margin-left="13.3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674cm" fo:text-indent="-0.635cm" fo:margin-left="1.67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294cm" fo:text-indent="-0.635cm" fo:margin-left="9.29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564cm" fo:text-indent="-0.635cm" fo:margin-left="10.56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674cm" fo:text-indent="-0.635cm" fo:margin-left="1.67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9.294cm" fo:text-indent="-0.635cm" fo:margin-left="9.29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564cm" fo:text-indent="-0.635cm" fo:margin-left="10.56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5z0" style:num-suffix="." text:bullet-char="-">
        <style:list-level-properties text:list-level-position-and-space-mode="label-alignment">
          <style:list-level-label-alignment text:label-followed-by="listtab" text:list-tab-stop-position="2.302cm" fo:text-indent="-0.649cm" fo:margin-left="2.302cm"/>
        </style:list-level-properties>
        <style:text-properties style:font-name="Times New Roman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638cm" fo:text-indent="-0.635cm" fo:margin-left="8.638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9.908cm" fo:text-indent="-0.635cm" fo:margin-left="9.908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178cm" fo:text-indent="-0.635cm" fo:margin-left="11.17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771cm" fo:text-indent="-0.87cm" fo:margin-left="1.77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4.546cm" fo:text-indent="-0.87cm" fo:margin-left="4.546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-" style:num-format="" text:start-value="131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text:style-name="WW8Num7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4" text:style-name="WW8Num7z3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5" text:style-name="WW8Num7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6" text:style-name="WW8Num7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7" text:style-name="WW8Num7z3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8" text:style-name="WW8Num7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9" text:style-name="WW8Num7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674cm" fo:text-indent="-0.635cm" fo:margin-left="1.67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9.294cm" fo:text-indent="-0.635cm" fo:margin-left="9.294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564cm" fo:text-indent="-0.635cm" fo:margin-left="10.56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638cm" fo:text-indent="-0.635cm" fo:margin-left="8.638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9.908cm" fo:text-indent="-0.635cm" fo:margin-left="9.908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178cm" fo:text-indent="-0.635cm" fo:margin-left="11.17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0z0" style:num-suffix="." text:bullet-char="-">
        <style:list-level-properties text:list-level-position-and-space-mode="label-alignment">
          <style:list-level-label-alignment text:label-followed-by="listtab" text:list-tab-stop-position="2.288cm" fo:margin-left="1.653cm"/>
        </style:list-level-properties>
        <style:text-properties style:font-name="Times New Roman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638cm" fo:text-indent="-0.635cm" fo:margin-left="8.638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9.908cm" fo:text-indent="-0.635cm" fo:margin-left="9.908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178cm" fo:text-indent="-0.635cm" fo:margin-left="11.17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697cm" fo:text-indent="-0.448cm" fo:margin-left="1.697cm"/>
        </style:list-level-properties>
        <style:text-properties style:font-name="Times New Roma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752cm" fo:text-indent="-0.635cm" fo:margin-left="1.752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292cm" fo:text-indent="-0.635cm" fo:margin-left="4.292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562cm" fo:text-indent="-0.635cm" fo:margin-left="5.562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102cm" fo:text-indent="-0.635cm" fo:margin-left="8.102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372cm" fo:text-indent="-0.635cm" fo:margin-left="9.372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642cm" fo:text-indent="-0.635cm" fo:margin-left="10.6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cm" fo:margin-left="2.501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L’Union des Villes et Communes de Wallonie met ce modèle à la disposition de ses membres</dc:title>
    <meta:initial-creator>SIVRY</meta:initial-creator>
    <meta:creation-date>2021-06-09T08:24:00</meta:creation-date>
    <dc:date>2022-07-12T14:31:00.680880679</dc:date>
    <meta:print-date>2021-06-09T08:23:00</meta:print-date>
    <meta:editing-cycles>6</meta:editing-cycles>
    <meta:editing-duration>PT32M53S</meta:editing-duration>
    <meta:generator>LibreOffice/6.4.7.2$Linux_X86_64 LibreOffice_project/40$Build-2</meta:generator>
    <meta:document-statistic meta:table-count="0" meta:image-count="0" meta:object-count="0" meta:page-count="1" meta:paragraph-count="19" meta:word-count="226" meta:character-count="1665" meta:non-whitespace-character-count="1493"/>
  </office:meta>
</office:document-meta>
</file>